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, 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16237f"/>
    </style:style>
    <style:style style:name="P2" style:family="paragraph" style:parent-style-name="Standard">
      <style:text-properties fo:language="en" fo:country="US" officeooo:paragraph-rsid="00168722"/>
    </style:style>
    <style:style style:name="P3" style:family="paragraph" style:parent-style-name="Standard">
      <style:text-properties fo:language="en" fo:country="US" officeooo:paragraph-rsid="0016bbc9"/>
    </style:style>
    <style:style style:name="P4" style:family="paragraph" style:parent-style-name="Standard">
      <style:text-properties fo:language="en" fo:country="US" officeooo:paragraph-rsid="00181c71"/>
    </style:style>
    <style:style style:name="P5" style:family="paragraph" style:parent-style-name="Standard">
      <style:text-properties fo:language="ru" fo:country="RU" officeooo:paragraph-rsid="0014f519"/>
    </style:style>
    <style:style style:name="P6" style:family="paragraph" style:parent-style-name="Standard">
      <style:text-properties fo:language="ru" fo:country="RU" officeooo:paragraph-rsid="0016237f"/>
    </style:style>
    <style:style style:name="P7" style:family="paragraph" style:parent-style-name="Standard">
      <style:text-properties fo:language="ru" fo:country="RU" officeooo:paragraph-rsid="00168722"/>
    </style:style>
    <style:style style:name="P8" style:family="paragraph" style:parent-style-name="Standard">
      <style:text-properties fo:language="ru" fo:country="RU" officeooo:paragraph-rsid="0016bbc9"/>
    </style:style>
    <style:style style:name="P9" style:family="paragraph" style:parent-style-name="Standard">
      <style:text-properties officeooo:paragraph-rsid="0016bbc9"/>
    </style:style>
    <style:style style:name="P10" style:family="paragraph" style:parent-style-name="Standard" style:master-page-name="">
      <style:paragraph-properties fo:text-align="center" style:justify-single-word="false" style:page-number="1"/>
      <style:text-properties fo:language="ru" fo:country="RU" officeooo:paragraph-rsid="0014f519"/>
    </style:style>
    <style:style style:name="P11" style:family="paragraph" style:parent-style-name="Header">
      <style:paragraph-properties fo:text-align="end" style:justify-single-word="false"/>
    </style:style>
    <style:style style:name="T1" style:family="text">
      <style:text-properties officeooo:rsid="0014f519"/>
    </style:style>
    <style:style style:name="T2" style:family="text">
      <style:text-properties fo:language="en" fo:country="US" officeooo:rsid="0014f519"/>
    </style:style>
    <style:style style:name="T3" style:family="text">
      <style:text-properties fo:language="en" fo:country="US" officeooo:rsid="0016237f"/>
    </style:style>
    <style:style style:name="T4" style:family="text">
      <style:text-properties fo:language="en" fo:country="US" fo:font-weight="bold" officeooo:rsid="0016237f" style:font-weight-asian="bold" style:font-weight-complex="bold"/>
    </style:style>
    <style:style style:name="T5" style:family="text">
      <style:text-properties fo:language="en" fo:country="US" officeooo:rsid="00168722"/>
    </style:style>
    <style:style style:name="T6" style:family="text">
      <style:text-properties fo:language="en" fo:country="US" officeooo:rsid="0016bbc9"/>
    </style:style>
    <style:style style:name="T7" style:family="text">
      <style:text-properties fo:language="ru" fo:country="RU" officeooo:rsid="0016237f"/>
    </style:style>
    <style:style style:name="T8" style:family="text">
      <style:text-properties fo:language="ru" fo:country="RU" officeooo:rsid="00168722"/>
    </style:style>
    <style:style style:name="T9" style:family="text">
      <style:text-properties fo:language="ru" fo:country="RU" officeooo:rsid="0016bbc9"/>
    </style:style>
    <style:style style:name="T10" style:family="text">
      <style:text-properties fo:language="ru" fo:country="RU" officeooo:rsid="001775cf"/>
    </style:style>
    <style:style style:name="T11" style:family="text">
      <style:text-properties fo:language="ru" fo:country="RU" officeooo:rsid="00181c71"/>
    </style:style>
    <style:style style:name="T12" style:family="text">
      <style:text-properties officeooo:rsid="0016237f"/>
    </style:style>
    <style:style style:name="T13" style:family="text">
      <style:text-properties officeooo:rsid="00168722"/>
    </style:style>
    <style:style style:name="T14" style:family="text">
      <style:text-properties officeooo:rsid="0016bbc9"/>
    </style:style>
    <style:style style:name="T15" style:family="text">
      <style:text-properties fo:font-variant="normal" fo:text-transform="none" fo:color="#4665a2" style:text-line-through-style="none" style:font-name="monospace" fo:font-size="9pt" fo:letter-spacing="normal" fo:language="en" fo:country="US" fo:font-style="normal" style:text-underline-style="none" fo:font-weight="normal" officeooo:rsid="0016bbc9" style:text-blinking="false"/>
    </style:style>
    <style:style style:name="T16" style:family="text">
      <style:text-properties officeooo:rsid="001775cf"/>
    </style:style>
    <style:style style:name="T17" style:family="text">
      <style:text-properties officeooo:rsid="00181c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ager_NoNumber"/>
        <text:user-field-decl office:value-type="string" office:string-value="0" text:name="Pager_Expression"/>
        <text:user-field-decl office:value-type="string" office:string-value="Страница" text:name="Pager_txt1"/>
        <text:user-field-decl office:value-type="string" office:string-value="из" text:name="Pager_txt3"/>
        <text:user-field-decl office:value-type="string" office:string-value="1" text:name="Pager_txt4"/>
        <text:user-field-decl office:value-type="string" office:string-value="" text:name="Pager_txt5"/>
        <text:user-field-decl office:value-type="string" office:string-value="" text:name="Pager_NumStyle"/>
      </text:user-field-decls>
      <text:p text:style-name="P10"><text:span text:style-name="T1">Программа для репликации геоданных в СУБД<text:line-break/>постановка задачи</text:span></text:p>
      <text:p text:style-name="P5"><text:span text:style-name="T1"/></text:p>
      <text:p text:style-name="P5"><text:span text:style-name="T1">Программа должна представлять собой консольное приложение под ОС семейства </text:span><text:span text:style-name="T2">Linux </text:span><text:span text:style-name="T1">(</text:span><text:span text:style-name="T2">Ubuntu, Debian, CentOS).</text:span></text:p>
      <text:p text:style-name="P5"><text:span text:style-name="T1">Программа должна иметь настройки в стандартном каталоге (/</text:span><text:span text:style-name="T2">etc/).</text:span></text:p>
      <text:p text:style-name="P5"><text:span text:style-name="T1">В настройках должно быть:</text:span></text:p>
      <text:p text:style-name="P5"><text:span text:style-name="T1">- параметры подключения к </text:span><text:span text:style-name="T2">PostGIS</text:span></text:p>
      <text:p text:style-name="P5"><text:span text:style-name="T2">- </text:span><text:span text:style-name="T12">таблица с зонами ответственности и поле с адресом синхронизации</text:span></text:p>
      <text:p text:style-name="P6"><text:span text:style-name="T12">- уровень логирования и лог файл</text:span></text:p>
      <text:p text:style-name="P6"><text:span text:style-name="T12"/></text:p>
      <text:p text:style-name="P6"><text:span text:style-name="T12">Программа должна выполнять несколько операций:</text:span></text:p>
      <text:p text:style-name="P6"><text:span text:style-name="T12">1) Регистрация таблицы или нескольких таблиц БД для синхронизации</text:span></text:p>
      <text:p text:style-name="P6"><text:span text:style-name="T12">2) Формирование пакетов информации для синхронизации и отправка их в соответствующие БД (по адресу синхронизации)</text:span></text:p>
      <text:p text:style-name="P6"><text:span text:style-name="T12">3) Загрузка данных из пакета синхронизации и изменение БД</text:span></text:p>
      <text:p text:style-name="P6"><text:span text:style-name="T12"/></text:p>
      <text:h text:style-name="Heading_20_1" text:outline-level="1"><text:span text:style-name="T12">Регистрация таблицы или нескольких таблиц БД для синхронизации</text:span></text:h>
      <text:p text:style-name="Text_20_body"><text:span text:style-name="T12"/></text:p>
      <text:p text:style-name="P6"><text:span text:style-name="T12">При регистрации для таблицы формируется триггер, который записывает все изменение этой таблицы в таблицу логирования (</text:span><text:span text:style-name="T3">public.rep_log). </text:span><text:span text:style-name="T12">При этом проверяется, есть ли такая таблица в БД. Если ее нет, то создается:</text:span></text:p>
      <text:p text:style-name="P6"><text:span text:style-name="T12">CREATE TABLE rep_log</text:span></text:p>
      <text:p text:style-name="P6"><text:span text:style-name="T12">(</text:span></text:p>
      <text:p text:style-name="P6"><text:span text:style-name="T12"><text:s text:c="2"/>table_name character varying(255) NOT NULL,</text:span></text:p>
      <text:p text:style-name="P6"><text:span text:style-name="T12"><text:s text:c="2"/></text:span><text:span text:style-name="T5">uniq_id</text:span><text:span text:style-name="T12"> </text:span><text:span text:style-name="T5">uuid</text:span><text:span text:style-name="T12"> NOT NULL</text:span></text:p>
      <text:p text:style-name="P6"><text:span text:style-name="T12"><text:s text:c="2"/>operation smallint NOT NULL, -- 1 - DELETE...</text:span></text:p>
      <text:p text:style-name="P6"><text:span text:style-name="T12"><text:s text:c="2"/>stamp timestamp with time zone NOT NULL DEFAULT ('now'::text)::timestamp(2) with time zone,</text:span></text:p>
      <text:p text:style-name="P6"><text:span text:style-name="T12">)</text:span></text:p>
      <text:p text:style-name="P6"><text:span text:style-name="T12">WITH (</text:span></text:p>
      <text:p text:style-name="P6"><text:span text:style-name="T12"><text:s text:c="2"/>OIDS=FALSE</text:span></text:p>
      <text:p text:style-name="P6"><text:span text:style-name="T12">);</text:span></text:p>
      <text:p text:style-name="P6"><text:span text:style-name="T12">ALTER TABLE rep_log</text:span></text:p>
      <text:p text:style-name="P6"><text:span text:style-name="T12"><text:s text:c="2"/>OWNER TO postgres;</text:span></text:p>
      <text:p text:style-name="P6"><text:span text:style-name="T12">COMMENT ON COLUMN rep_log.operation IS '1 - DELETE</text:span></text:p>
      <text:p text:style-name="P6"><text:span text:style-name="T12">2 - INSERT</text:span></text:p>
      <text:p text:style-name="P6"><text:span text:style-name="T12">3 — UPDATE';</text:span></text:p>
      <text:p text:style-name="P6"><text:span text:style-name="T12"/></text:p>
      <text:p text:style-name="P6"><text:span text:style-name="T12">Триггрер создается следующим образом:</text:span></text:p>
      <text:p text:style-name="P6"><text:span text:style-name="T12"/></text:p>
      <text:p text:style-name="P6"><text:span text:style-name="T12">CREATE OR REPLACE FUNCTION </text:span><text:span text:style-name="T3">table_name</text:span><text:span text:style-name="T12">_rep() RETURNS trigger AS $table_name_rep$</text:span></text:p>
      <text:p text:style-name="P6"><text:span text:style-name="T12"><text:s text:c="4"/>BEGIN</text:span></text:p>
      <text:p text:style-name="P6"><text:span text:style-name="T12"><text:tab/><text:tab/>IF (TG_OP = 'INSERT') THEN</text:span></text:p>
      <text:p text:style-name="P7"><text:span text:style-name="T12"><text:tab/><text:tab/><text:tab/>INSERT INTO public.rep_log (table_name, operation, stamp, </text:span><text:span text:style-name="T5">uniq_id</text:span><text:span text:style-name="T12">) VALUES('test_rd.table_name', 2, current_timestamp, NEW.</text:span><text:span text:style-name="T5">uniq_id </text:span><text:span text:style-name="T12">);</text:span></text:p>
      <text:p text:style-name="P6"><text:span text:style-name="T12"><text:tab/><text:tab/><text:tab/>RETURN NEW;</text:span></text:p>
      <text:p text:style-name="P6"><text:soft-page-break/><text:span text:style-name="T12"><text:tab/><text:tab/>ELSIF (TG_OP = 'UPDATE') THEN</text:span></text:p>
      <text:p text:style-name="P7"><text:span text:style-name="T12"><text:tab/><text:tab/><text:tab/>INSERT INTO public.rep_log (table_name, operation, stamp, </text:span><text:span text:style-name="T5">uniq_id</text:span><text:span text:style-name="T12">) VALUES('test_rd.table_name', 3, current_timestamp, OLD.</text:span><text:span text:style-name="T5">uniq_id)</text:span><text:span text:style-name="T12">;</text:span></text:p>
      <text:p text:style-name="P6"><text:span text:style-name="T12"><text:tab/><text:tab/><text:tab/>RETURN NEW;</text:span></text:p>
      <text:p text:style-name="P6"><text:span text:style-name="T12"><text:tab/><text:tab/>ELSIF (TG_OP = 'DELETE') THEN</text:span></text:p>
      <text:p text:style-name="P7"><text:span text:style-name="T12"><text:tab/><text:tab/><text:tab/>INSERT INTO public.rep_log (table_name, operation, stamp, </text:span><text:span text:style-name="T5">uniq_id</text:span><text:span text:style-name="T12">) VALUES('test_rd.table_name', 1, current_timestamp, OLD.</text:span><text:span text:style-name="T5">uniq_id </text:span><text:span text:style-name="T12">);</text:span></text:p>
      <text:p text:style-name="P6"><text:span text:style-name="T12"><text:tab/><text:tab/><text:tab/>RETURN NEW;</text:span></text:p>
      <text:p text:style-name="P6"><text:span text:style-name="T12"><text:tab/><text:tab/>END IF;<text:tab/><text:tab/></text:span></text:p>
      <text:p text:style-name="P6"><text:span text:style-name="T12"><text:s text:c="4"/>END;</text:span></text:p>
      <text:p text:style-name="P6"><text:span text:style-name="T12">$table_name_rep$ LANGUAGE plpgsql;</text:span></text:p>
      <text:p text:style-name="P6"><text:span text:style-name="T12"/></text:p>
      <text:p text:style-name="P6"><text:span text:style-name="T12">CREATE TRIGGER table_name_rep AFTER INSERT OR UPDATE OR DELETE ON test_rd.table_name FOR EACH ROW EXECUTE PROCEDURE table_name_rep();</text:span></text:p>
      <text:p text:style-name="P1"><text:span text:style-name="T12"/></text:p>
      <text:p text:style-name="P6"><text:span text:style-name="T12">Где <text:s/></text:span><text:span text:style-name="T4">table_name</text:span><text:span text:style-name="T3"> —</text:span><text:span text:style-name="T12"> имя таблицы для логирования. Если таблица удаляется, то должны удаляться триггер и функция. Если переименовывается — то соответствующие триггер и функция должны переименовываться.</text:span></text:p>
      <text:p text:style-name="P6"><text:span text:style-name="T12">Таблица должна проверяться на наличие </text:span><text:span text:style-name="T17">специального</text:span><text:span text:style-name="T12"> поля уникального ключа</text:span><text:span text:style-name="T3">: uniq_id </text:span><text:span text:style-name="T12">типа </text:span><text:span text:style-name="T3">uuid.</text:span></text:p>
      <text:p text:style-name="P6"><text:span text:style-name="T12"/></text:p>
      <text:p text:style-name="P6"><text:span text:style-name="T12">Для регистрации программа должна вызываться со специальным ключ</text:span><text:span text:style-name="T14">о</text:span><text:span text:style-name="T12">м "-</text:span><text:span text:style-name="T3">a</text:span><text:span text:style-name="T12">", "</text:span><text:span text:style-name="T3">--add"</text:span><text:span text:style-name="T12">.</text:span></text:p>
      <text:p text:style-name="P6"><text:span text:style-name="T12"/></text:p>
      <text:h text:style-name="Heading_20_1" text:outline-level="1"><text:span text:style-name="T12">Формирование пакетов информации для синхронизации и отправка их в соответствующие БД (по адресу синхронизации)</text:span></text:h>
      <text:p text:style-name="P6"><text:span text:style-name="T12"/></text:p>
      <text:p text:style-name="P6"><text:span text:style-name="T12">По </text:span><text:span text:style-name="T3">Cron </text:span><text:span text:style-name="T12">запускается программа с ключом формирования пакетов "</text:span><text:span text:style-name="T3">-c", "--create".</text:span></text:p>
      <text:p text:style-name="P6"><text:span text:style-name="T12">При этом:</text:span></text:p>
      <text:p text:style-name="P6"><text:span text:style-name="T12">1) Записывается текущее время</text:span></text:p>
      <text:p text:style-name="P6"><text:span text:style-name="T12">2) Читается таблица rep_log</text:span></text:p>
      <text:p text:style-name="P2"><text:span text:style-name="T12">3) </text:span><text:span text:style-name="T7">Для каждой </text:span><text:span text:style-name="T8">записи </text:span><text:span text:style-name="T7">смотрится </text:span><text:span text:style-name="T8">u</text:span><text:span text:style-name="T13">niq_id</text:span><text:span text:style-name="T12">, table name. </text:span><text:span text:style-name="T7">Для этой комбинации выбирается последняя операция. Далее операции удаления </text:span><text:span text:style-name="T8">записываются</text:span><text:span text:style-name="T7"> в отдельный блок пакета синхронизации в виде пар имя таблицы – идентификатор (</text:span><text:span text:style-name="T12">uuid).</text:span></text:p>
      <text:p text:style-name="P2"><text:span text:style-name="T7">Операции добавления и изменения пишутся в отдельный блок с записью всей информации из </text:span><text:span text:style-name="T12">OGRFeature </text:span><text:span text:style-name="T8">и типом операции. Запись должна быть либо текстовой, либо бинарной, но с преобразованием в текст, например при помощи </text:span><text:span text:style-name="T13">BASE64, </text:span><text:span text:style-name="T8">При этом, для каждой записи через </text:span><text:span text:style-name="T13">Intersect </text:span><text:span text:style-name="T8">с записями таблицы зон ответственности проверяется по какому </text:span><text:span text:style-name="T13">URL </text:span><text:span text:style-name="T8">следует ее отправить. Операция удаления рассылается во все </text:span><text:span text:style-name="T13">URL </text:span><text:span text:style-name="T8">зон ответственности (можно записывать в триггера </text:span><text:span text:style-name="T13">envelope </text:span><text:span text:style-name="T8">удаляемой геометрии, тогда, можно установить в какую зону ответственности (</text:span><text:span text:style-name="T13">URL) </text:span><text:span text:style-name="T8">отправить изменения, но тогда имеет смысл записывать </text:span><text:span text:style-name="T13">envelope </text:span><text:span text:style-name="T8">и для операций добавления/изменения).</text:span></text:p>
      <text:p text:style-name="P7"><text:span text:style-name="T13">4) Сформированный пакеты отправляются по <text:s/>соответствующим </text:span><text:span text:style-name="T5">URL. </text:span><text:span text:style-name="T13">Для демонстрации необходимо сделать простенький скрипт, который принимает пакет изменений и сохранят его в папке с именем — дата_время.</text:span><text:span text:style-name="T5">changes.</text:span></text:p>
      <text:p text:style-name="P7"><text:span text:style-name="T5">5) </text:span><text:span text:style-name="T13">Выполняется очистка таблицы:</text:span></text:p>
      <text:p text:style-name="P2"><text:span text:style-name="T13">DELETE FROM rep_log WHERE stamp &lt; </text:span><text:span text:style-name="T8">записанного в начале текущего времени.</text:span></text:p>
      <text:p text:style-name="P2"><text:span text:style-name="T8"/></text:p>
      <text:h text:style-name="Heading_20_1" text:outline-level="1"><text:soft-page-break/><text:span text:style-name="T12">Загрузка данных из пакета синхронизации и изменение БД</text:span></text:h>
      <text:p text:style-name="P8"><text:span text:style-name="T14">1) Программа запускается с ключом "</text:span><text:span text:style-name="T6">-s", "--sync"</text:span></text:p>
      <text:p text:style-name="P8"><text:span text:style-name="T6">2) </text:span><text:span text:style-name="T14">Программа читает специальную папку с пакетами *.</text:span><text:span text:style-name="T6">changes </text:span><text:span text:style-name="T14">и выполняет их в порядке исходя из времени в названии файла</text:span></text:p>
      <text:p text:style-name="P8"><text:span text:style-name="T14">3) Выполняется проверка является ли таблица, над которой собираются выполнить операции реплицуируемой (синхронизируемой). Если да, то операции не выполняются.</text:span></text:p>
      <text:p text:style-name="P8"><text:span text:style-name="T14">4) При удалении выполняется </text:span><text:span text:style-name="T6">DELETE FROM table_name WHERE uniq_id = "UUID </text:span><text:span text:style-name="T14">из пакета</text:span><text:span text:style-name="T6">";</text:span></text:p>
      <text:p text:style-name="P9"><text:span text:style-name="T9">5) При добавлении выполняются стандартные операции </text:span><text:span text:style-name="T6">ogr </text:span><text:span text:style-name="T9">по созданию записи </text:span><text:span text:style-name="T6">(</text:span><text:a xlink:type="simple" xlink:href="http://www.gdal.org/ogr/classOGRFeature.html#a0ef4455f24cfbec6cf37110f9116cf15"><text:span text:style-name="T15">OGRFeature::CreateFeature</text:span></text:a><text:span text:style-name="T6">) </text:span><text:span text:style-name="T9">и ее сохранению (</text:span><text:span text:style-name="T6">CreateFeature</text:span><text:span text:style-name="T9">). Ели таблица не создана — она должна создаваться на основе данных из пакета.</text:span></text:p>
      <text:p text:style-name="P3"><text:span text:style-name="T9">6</text:span><text:span text:style-name="T14">) </text:span><text:span text:style-name="T9">При изменении на основе </text:span><text:span text:style-name="T14">uuid </text:span><text:span text:style-name="T9">находится запись, которой назначаются новые значения полей и геометрий.</text:span></text:p>
      <text:p text:style-name="P4"><text:span text:style-name="T11">7) Если операции прошли без ошибок, то файл пакета удаляется иначе переносится в специальную папку с записью в лог.</text:span></text:p>
      <text:p text:style-name="P3"><text:span text:style-name="T9"/></text:p>
      <text:p text:style-name="P3"><text:span text:style-name="T9">Репликация (синхронизация) должна работать только в одну сторону в зависимости от таблиц, заведенных для репликации (синхронизации). </text:span><text:span text:style-name="T10">Конфликты не отслеживаются.</text:span></text:p>
      <text:p text:style-name="P3"><text:span text:style-name="T9">Приложение необходимо разработать на С/С++ или </text:span><text:span text:style-name="T14">Python</text:span><text:span text:style-name="T10">.</text:span></text:p>
      <text:p text:style-name="P3"><text:span text:style-name="T10"/></text:p>
      <text:p text:style-name="P3"><text:span text:style-name="T14"/></text:p>
      <text:p text:style-name="P3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monospace" svg:font-family="monospace, 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Native Numbering" text:select-page="current">3</text:page-number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митрий Барышников</meta:initial-creator>
    <meta:creation-date>2014-01-04T00:22:40.15</meta:creation-date>
    <dc:date>2014-01-04T01:20:17.40</dc:date>
    <dc:creator>Дмитрий Барышников</dc:creator>
    <meta:editing-duration>PT54M21S</meta:editing-duration>
    <meta:editing-cycles>3</meta:editing-cycles>
    <meta:generator>LibreOffice/4.0.6.2$Windows_x86 LibreOffice_project/2e2573268451a50806fcd60ae2d9fe01dd0ce24</meta:generator>
    <meta:document-statistic meta:table-count="0" meta:image-count="0" meta:object-count="0" meta:page-count="3" meta:paragraph-count="68" meta:word-count="674" meta:character-count="5038" meta:non-whitespace-character-count="4379"/>
  </office:meta>
</office:document-meta>
</file>